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1fe7b0" officeooo:paragraph-rsid="002a3373"/>
    </style:style>
    <style:style style:name="P2" style:family="paragraph" style:parent-style-name="Standard">
      <style:text-properties fo:font-size="16pt" officeooo:rsid="001fe7b0" officeooo:paragraph-rsid="00354a48"/>
    </style:style>
    <style:style style:name="P3" style:family="paragraph" style:parent-style-name="Standard">
      <style:text-properties fo:font-size="16pt" fo:font-weight="bold" officeooo:rsid="0031131b" officeooo:paragraph-rsid="0031131b" style:font-weight-asian="bold" style:font-weight-complex="bold"/>
    </style:style>
    <style:style style:name="P4" style:family="paragraph" style:parent-style-name="Standard">
      <style:text-properties fo:font-size="16pt" fo:font-weight="bold" officeooo:rsid="00339adb" officeooo:paragraph-rsid="00339adb" style:font-weight-asian="bold" style:font-weight-complex="bold"/>
    </style:style>
    <style:style style:name="P5" style:family="paragraph" style:parent-style-name="Standard">
      <style:text-properties fo:font-size="16pt" fo:font-weight="bold" officeooo:rsid="00354a48" officeooo:paragraph-rsid="00354a48" style:font-weight-asian="bold" style:font-weight-complex="bold"/>
    </style:style>
    <style:style style:name="P6" style:family="paragraph" style:parent-style-name="Standard">
      <style:text-properties fo:font-size="16pt" officeooo:rsid="002a3373" officeooo:paragraph-rsid="002a3373"/>
    </style:style>
    <style:style style:name="P7" style:family="paragraph" style:parent-style-name="Standard">
      <style:text-properties fo:font-size="16pt" officeooo:rsid="00339adb" officeooo:paragraph-rsid="00339adb"/>
    </style:style>
    <style:style style:name="P8" style:family="paragraph" style:parent-style-name="Standard">
      <style:text-properties fo:font-size="16pt" officeooo:rsid="00354a48" officeooo:paragraph-rsid="00354a48"/>
    </style:style>
    <style:style style:name="P9" style:family="paragraph" style:parent-style-name="Standard">
      <style:text-properties fo:font-size="16pt" officeooo:rsid="0035c5b5" officeooo:paragraph-rsid="0035c5b5"/>
    </style:style>
    <style:style style:name="P10" style:family="paragraph" style:parent-style-name="Standard">
      <style:paragraph-properties fo:break-before="page"/>
      <style:text-properties fo:font-size="16pt" fo:font-weight="bold" officeooo:rsid="00339adb" officeooo:paragraph-rsid="00339adb" style:font-weight-asian="bold" style:font-weight-complex="bold"/>
    </style:style>
    <style:style style:name="T1" style:family="text">
      <style:text-properties officeooo:rsid="0032d639"/>
    </style:style>
    <style:style style:name="T2" style:family="text">
      <style:text-properties officeooo:rsid="0032fc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rs <text:span text:style-name="T1">l</text:span>and<text:span text:style-name="T2">i</text:span>ng</text:p>
      <text:p text:style-name="P6"/>
      <text:p text:style-name="P4">Objective</text:p>
      <text:p text:style-name="P7"/>
      <text:p text:style-name="P1">So this project is about figuring out how to do the best landing on mars.</text:p>
      <text:p text:style-name="P1"/>
      <text:p text:style-name="P1">In order to do that, we need some actual objective.</text:p>
      <text:p text:style-name="P1"/>
      <text:p text:style-name="P1">Remember, that success is measured by whether we achieve some goal or not.</text:p>
      <text:p text:style-name="P1">So we need the definition of a goal first.</text:p>
      <text:p text:style-name="P1"/>
      <text:p text:style-name="P1">This is why I propose that it would make most sense, to pick an actual target landing site first.</text:p>
      <text:p text:style-name="P1"/>
      <text:p text:style-name="P1">Later on, we can plan out a trajectory to properly land at that specific landing site.</text:p>
      <text:p text:style-name="P1"/>
      <text:p text:style-name="P5">Foreword</text:p>
      <text:p text:style-name="P8"/>
      <text:p text:style-name="P2">I would highly encourage all humen on the mission to properly talk to your neighbours.</text:p>
      <text:p text:style-name="P2"/>
      <text:p text:style-name="P2">The chances are incredibly high, that your neighbour is facing similar problems than you are. After all, we are all in the same board. Therefore it is reasonable to assume that they have made at least a little bit of thought about that same topic. In order to decrease engineering work, which costs both time and experimental pain, I would encourage to set up an efficient network to aim at recouping research and progress.</text:p>
      <text:p text:style-name="P1"/>
      <text:p text:style-name="P1"/>
      <text:p text:style-name="P10">Landing sites</text:p>
      <text:p text:style-name="P1"/>
      <text:p text:style-name="P9">So where are the best landing si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3-12-08T07:37:43.639647778</dc:date>
    <meta:editing-duration>PT13M13S</meta:editing-duration>
    <meta:editing-cycles>29</meta:editing-cycles>
    <meta:document-statistic meta:table-count="0" meta:image-count="0" meta:object-count="0" meta:page-count="2" meta:paragraph-count="13" meta:word-count="184" meta:character-count="1010" meta:non-whitespace-character-count="839"/>
  </office:meta>
</office:document-meta>
</file>